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6" style:family="table">
      <style:table-properties style:width="4.297cm" fo:margin-left="0.011cm" table:align="left"/>
    </style:style>
    <style:style style:name="Таблица6.A" style:family="table-column">
      <style:table-column-properties style:column-width="4.297cm"/>
    </style:style>
    <style:style style:name="Таблица6.A1" style:family="table-cell">
      <style:table-cell-properties fo:padding="0.097cm" fo:border="0.05pt solid #000000"/>
    </style:style>
    <style:style style:name="Таблица3" style:family="table">
      <style:table-properties style:width="17.59cm" table:align="margins" style:writing-mode="lr-tb"/>
    </style:style>
    <style:style style:name="Таблица3.A" style:family="table-column">
      <style:table-column-properties style:column-width="17.59cm" style:rel-column-width="65535*"/>
    </style:style>
    <style:style style:name="Таблица3.A1" style:family="table-cell">
      <style:table-cell-properties fo:padding="0.097cm" fo:border="0.05pt solid #000000"/>
    </style:style>
    <style:style style:name="Таблица5" style:family="table">
      <style:table-properties style:width="17.59cm" table:align="margins" style:writing-mode="lr-tb"/>
    </style:style>
    <style:style style:name="Таблица5.A" style:family="table-column">
      <style:table-column-properties style:column-width="17.59cm" style:rel-column-width="65535*"/>
    </style:style>
    <style:style style:name="Таблица5.A1" style:family="table-cell">
      <style:table-cell-properties fo:padding="0.097cm" fo:border="0.05pt solid #000000"/>
    </style:style>
    <style:style style:name="P1" style:family="paragraph" style:parent-style-name="Standard">
      <style:text-properties style:font-name="Times New Roman" officeooo:paragraph-rsid="001f8786"/>
    </style:style>
    <style:style style:name="P2" style:family="paragraph" style:parent-style-name="Standard">
      <style:text-properties style:font-name="Times New Roman" fo:font-size="14pt" fo:language="en" fo:country="US" fo:font-weight="bold" officeooo:rsid="0038cce0" officeooo:paragraph-rsid="0038cce0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justify" style:justify-single-word="false"/>
      <style:text-properties style:font-name="Times New Roman" fo:font-size="14pt" fo:language="ru" fo:country="RU" officeooo:rsid="00676f29" officeooo:paragraph-rsid="00676f29" style:font-size-asian="14pt" style:font-size-complex="14pt"/>
    </style:style>
    <style:style style:name="P4" style:family="paragraph" style:parent-style-name="Standard">
      <style:text-properties style:font-name="Times New Roman" officeooo:paragraph-rsid="003f90ac"/>
    </style:style>
    <style:style style:name="P5" style:family="paragraph" style:parent-style-name="Standard">
      <style:paragraph-properties fo:text-align="start" style:justify-single-word="false"/>
      <style:text-properties fo:color="#000000" style:font-name="Consolas" fo:font-size="9.5pt" fo:language="ru" fo:country="RU" officeooo:rsid="0014885a" officeooo:paragraph-rsid="003f90ac" fo:background-color="#ffffff" style:font-size-asian="9.5pt"/>
    </style:style>
    <style:style style:name="P6" style:family="paragraph" style:parent-style-name="Standard">
      <style:paragraph-properties fo:text-align="start" style:justify-single-word="false"/>
      <style:text-properties fo:color="#000000" style:font-name="Consolas" fo:font-size="9.5pt" fo:language="ru" fo:country="RU" officeooo:rsid="0014885a" officeooo:paragraph-rsid="001f8786" fo:background-color="#ffffff" style:font-size-asian="9.5pt"/>
    </style:style>
    <style:style style:name="P7" style:family="paragraph" style:parent-style-name="Standard">
      <style:paragraph-properties fo:text-align="start" style:justify-single-word="false"/>
      <style:text-properties fo:color="#000000" style:font-name="Consolas" fo:font-size="9.5pt" fo:language="ru" fo:country="RU" officeooo:rsid="0064d6be" officeooo:paragraph-rsid="0064d6be" fo:background-color="#ffffff" style:font-size-asian="9.5pt"/>
    </style:style>
    <style:style style:name="P8" style:family="paragraph" style:parent-style-name="Standard">
      <style:text-properties fo:color="#000000" style:font-name="Consolas" fo:font-size="9.5pt" fo:background-color="#ffffff" style:font-size-asian="9.5pt"/>
    </style:style>
    <style:style style:name="P9" style:family="paragraph" style:parent-style-name="Standard">
      <style:paragraph-properties fo:margin-left="0cm" fo:margin-right="0cm" fo:text-align="start" style:justify-single-word="false" fo:orphans="2" fo:widows="2" fo:text-indent="0cm" style:auto-text-indent="false" style:vertical-align="auto" style:writing-mode="lr-tb"/>
      <style:text-properties fo:font-size="14pt" fo:language="ru" fo:country="RU" fo:font-weight="bold" officeooo:rsid="0002bc4e" officeooo:paragraph-rsid="001f8786" style:font-size-asian="14pt" style:font-weight-asian="bold" style:font-size-complex="14pt" style:font-weight-complex="bold"/>
    </style:style>
    <style:style style:name="P10" style:family="paragraph" style:parent-style-name="Standard">
      <style:paragraph-properties fo:margin-left="0cm" fo:margin-right="0cm" fo:text-align="start" style:justify-single-word="false" fo:orphans="2" fo:widows="2" fo:text-indent="0cm" style:auto-text-indent="false" style:vertical-align="auto" style:writing-mode="lr-tb"/>
      <style:text-properties style:font-name="Times New Roman" fo:font-size="14pt" fo:language="ru" fo:country="RU" fo:font-weight="normal" officeooo:rsid="0002bc4e" officeooo:paragraph-rsid="003f90ac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margin-left="0cm" fo:margin-right="0cm" fo:text-align="justify" style:justify-single-word="false" fo:orphans="2" fo:widows="2" fo:text-indent="0cm" style:auto-text-indent="false" style:vertical-align="auto" style:writing-mode="lr-tb"/>
      <style:text-properties style:font-name="Times New Roman" fo:font-size="14pt" fo:language="ru" fo:country="RU" fo:font-weight="normal" officeooo:rsid="005239c4" officeooo:paragraph-rsid="006486b6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margin-left="0cm" fo:margin-right="0cm" fo:margin-top="0.009cm" fo:margin-bottom="0cm" loext:contextual-spacing="false" fo:text-align="center" style:justify-single-word="false" fo:text-indent="0cm" style:auto-text-indent="false"/>
      <style:text-properties fo:color="#000000" style:font-name="Times New Roman" fo:font-size="16pt" officeooo:paragraph-rsid="0041740a" style:font-name-asian="Times New Roman" style:font-size-asian="16pt" style:language-asian="ru" style:country-asian="RU" style:font-size-complex="16pt"/>
    </style:style>
    <style:style style:name="P13" style:family="paragraph" style:parent-style-name="Standard">
      <style:paragraph-properties fo:margin-left="0cm" fo:margin-right="0cm" fo:margin-top="0.009cm" fo:margin-bottom="0cm" loext:contextual-spacing="false" fo:text-align="start" style:justify-single-word="false" fo:text-indent="0cm" style:auto-text-indent="false"/>
      <style:text-properties fo:color="#333333" style:font-name="Times New Roman" fo:font-size="12pt" fo:language="ru" fo:country="RU" officeooo:rsid="00375afb" officeooo:paragraph-rsid="0041740a" style:font-name-asian="Times New Roman" style:font-size-asian="12pt" style:language-asian="ru" style:country-asian="RU" style:font-size-complex="12pt"/>
    </style:style>
    <style:style style:name="P14" style:family="paragraph" style:parent-style-name="Standard">
      <style:paragraph-properties fo:margin-left="0cm" fo:margin-right="0cm" fo:line-height="100%" fo:text-align="center" style:justify-single-word="false" fo:text-indent="0cm" style:auto-text-indent="false">
        <style:tab-stops>
          <style:tab-stop style:position="13.767cm" style:leader-style="solid" style:leader-text="_"/>
        </style:tab-stops>
      </style:paragraph-properties>
      <style:text-properties fo:color="#000000" style:font-name="Times New Roman" officeooo:paragraph-rsid="0041740a"/>
    </style:style>
    <style:style style:name="P15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color="#000000" style:font-name="Times New Roman" fo:font-size="10pt" fo:font-weight="bold" officeooo:paragraph-rsid="0041740a" style:font-name-asian="Times New Roman" style:font-size-asian="10pt" style:language-asian="ru" style:country-asian="RU" style:font-weight-asian="bold" style:font-size-complex="10pt"/>
    </style:style>
    <style:style style:name="P16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>
          <style:tab-stop style:position="13.767cm" style:leader-style="solid" style:leader-text="_"/>
        </style:tab-stops>
      </style:paragraph-properties>
      <style:text-properties fo:color="#000000" style:font-name="Times New Roman" fo:font-size="12pt" officeooo:paragraph-rsid="0041740a" style:font-name-asian="Times New Roman" style:font-size-asian="12pt" style:language-asian="ru" style:country-asian="RU" style:font-size-complex="12pt"/>
    </style:style>
    <style:style style:name="P17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color="#000000" style:font-name="Times New Roman" fo:font-size="12pt" officeooo:paragraph-rsid="0041740a" style:font-name-asian="Times New Roman" style:font-size-asian="12pt" style:language-asian="ru" style:country-asian="RU" style:font-size-complex="12pt"/>
    </style:style>
    <style:style style:name="P18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>
          <style:tab-stop style:position="13.767cm" style:leader-style="solid" style:leader-text="_"/>
        </style:tab-stops>
      </style:paragraph-properties>
      <style:text-properties fo:color="#000000" style:font-name="Times New Roman" fo:font-size="12pt" style:text-underline-style="solid" style:text-underline-width="auto" style:text-underline-color="font-color" officeooo:paragraph-rsid="0041740a" style:font-name-asian="Times New Roman" style:font-size-asian="12pt" style:language-asian="ru" style:country-asian="RU" style:font-size-complex="12pt"/>
    </style:style>
    <style:style style:name="P19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text-transform="uppercase" fo:color="#000000" style:font-name="Times New Roman" fo:font-size="12pt" fo:font-weight="bold" officeooo:paragraph-rsid="0041740a" style:font-name-asian="Times New Roman" style:font-size-asian="12pt" style:language-asian="ru" style:country-asian="RU" style:font-weight-asian="bold" style:font-size-complex="12pt"/>
    </style:style>
    <style:style style:name="P20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text-transform="uppercase" fo:color="#000000" style:font-name="Times New Roman" fo:font-weight="bold" officeooo:paragraph-rsid="0041740a"/>
    </style:style>
    <style:style style:name="P21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officeooo:paragraph-rsid="0041740a"/>
    </style:style>
    <style:style style:name="P22" style:family="paragraph" style:parent-style-name="Table_20_Contents">
      <style:paragraph-properties fo:text-align="end" style:justify-single-word="false"/>
      <style:text-properties style:font-name="Times New Roman" fo:font-size="12pt" officeooo:paragraph-rsid="0041740a" style:font-name-asian="Times New Roman" style:font-size-asian="12pt" style:font-size-complex="12pt"/>
    </style:style>
    <style:style style:name="P23" style:family="paragraph" style:parent-style-name="Text_20_body">
      <style:paragraph-properties fo:text-align="center" style:justify-single-word="false"/>
      <style:text-properties style:font-name="Times New Roman" fo:language="ru" fo:country="RU" officeooo:rsid="00375373" officeooo:paragraph-rsid="0041740a"/>
    </style:style>
    <style:style style:name="P24" style:family="paragraph" style:parent-style-name="Text_20_body">
      <style:text-properties officeooo:paragraph-rsid="005dd2b6"/>
    </style:style>
    <style:style style:name="P25" style:family="paragraph" style:parent-style-name="Standard">
      <style:paragraph-properties fo:margin-left="0cm" fo:margin-right="0cm" fo:line-height="100%" fo:text-align="center" style:justify-single-word="false" fo:text-indent="0.319cm" style:auto-text-indent="false"/>
      <style:text-properties fo:color="#000000" style:font-name="Times New Roman" officeooo:paragraph-rsid="0041740a"/>
    </style:style>
    <style:style style:name="P26" style:family="paragraph" style:parent-style-name="Standard">
      <style:paragraph-properties fo:margin-left="0cm" fo:margin-right="0cm" fo:margin-top="0.009cm" fo:margin-bottom="0cm" loext:contextual-spacing="false" fo:line-height="100%" fo:text-align="end" style:justify-single-word="false" fo:text-indent="0.319cm" style:auto-text-indent="false">
        <style:tab-stops>
          <style:tab-stop style:position="13.767cm" style:leader-style="solid" style:leader-text="_"/>
        </style:tab-stops>
      </style:paragraph-properties>
      <style:text-properties fo:color="#000000" style:font-name="Times New Roman" fo:font-size="12pt" officeooo:paragraph-rsid="0041740a" style:font-name-asian="Times New Roman" style:font-size-asian="12pt" style:language-asian="ru" style:country-asian="RU" style:font-size-complex="12pt"/>
    </style:style>
    <style:style style:name="P27" style:family="paragraph" style:parent-style-name="Standard">
      <style:paragraph-properties fo:margin-left="11.432cm" fo:margin-right="0cm" fo:line-height="100%" fo:text-align="start" style:justify-single-word="false" fo:text-indent="0cm" style:auto-text-indent="false"/>
      <style:text-properties fo:color="#000000" style:font-name="Times New Roman" fo:font-size="12pt" officeooo:paragraph-rsid="0041740a" style:font-name-asian="Times New Roman" style:font-size-asian="12pt" style:language-asian="ru" style:country-asian="RU" style:font-size-complex="12pt"/>
    </style:style>
    <style:style style:name="P28" style:family="paragraph" style:parent-style-name="Standard">
      <style:paragraph-properties fo:margin-left="11.432cm" fo:margin-right="0cm" fo:margin-top="0.009cm" fo:margin-bottom="0cm" loext:contextual-spacing="false" fo:line-height="100%" fo:text-align="start" style:justify-single-word="false" fo:text-indent="0cm" style:auto-text-indent="false"/>
      <style:text-properties fo:color="#000000" style:font-name="Times New Roman" fo:font-size="12pt" officeooo:paragraph-rsid="0041740a" style:font-name-asian="Times New Roman" style:font-size-asian="12pt" style:language-asian="ru" style:country-asian="RU" style:font-size-complex="12pt"/>
    </style:style>
    <style:style style:name="P29" style:family="paragraph" style:parent-style-name="Standard">
      <style:paragraph-properties fo:margin-left="11.432cm" fo:margin-right="0cm" fo:margin-top="0.009cm" fo:margin-bottom="0cm" loext:contextual-spacing="false" fo:line-height="100%" fo:text-align="start" style:justify-single-word="false" fo:text-indent="0cm" style:auto-text-indent="false"/>
      <style:text-properties fo:color="#000000" style:font-name="Times New Roman" fo:font-size="12pt" fo:language="ru" fo:country="RU" officeooo:rsid="00375373" officeooo:paragraph-rsid="0041740a" style:font-name-asian="Times New Roman" style:font-size-asian="12pt" style:language-asian="ru" style:country-asian="RU" style:font-size-complex="12pt"/>
    </style:style>
    <style:style style:name="P30" style:family="paragraph" style:parent-style-name="Standard">
      <style:paragraph-properties fo:margin-left="11.432cm" fo:margin-right="0cm" fo:margin-top="0.009cm" fo:margin-bottom="0cm" loext:contextual-spacing="false" fo:line-height="100%" fo:text-align="start" style:justify-single-word="false" fo:text-indent="0cm" style:auto-text-indent="false"/>
      <style:text-properties fo:font-variant="normal" fo:text-transform="none" fo:color="#333333" style:text-line-through-style="none" style:text-line-through-type="none" style:font-name="Times New Roman" fo:font-size="12pt" fo:letter-spacing="normal" fo:font-style="normal" fo:font-weight="normal" officeooo:paragraph-rsid="0041740a" style:font-name-asian="Times New Roman" style:font-size-asian="12pt" style:language-asian="ru" style:country-asian="RU" style:font-size-complex="12pt"/>
    </style:style>
    <style:style style:name="P31" style:family="paragraph" style:parent-style-name="Standard">
      <style:paragraph-properties fo:margin-left="11.432cm" fo:margin-right="0cm" fo:margin-top="0.009cm" fo:margin-bottom="0cm" loext:contextual-spacing="false" fo:line-height="100%" fo:text-align="start" style:justify-single-word="false" fo:text-indent="0cm" style:auto-text-indent="false"/>
      <style:text-properties fo:font-variant="normal" fo:text-transform="none" fo:color="#333333" style:text-line-through-style="none" style:text-line-through-type="none" style:font-name="Times New Roman" fo:font-size="12pt" fo:letter-spacing="normal" fo:language="en" fo:country="US" fo:font-style="normal" fo:font-weight="normal" officeooo:rsid="00375afb" officeooo:paragraph-rsid="0041740a" style:font-name-asian="Times New Roman" style:font-size-asian="12pt" style:language-asian="ru" style:country-asian="RU" style:font-size-complex="12pt"/>
    </style:style>
    <style:style style:name="P32" style:family="paragraph" style:parent-style-name="Standard">
      <style:paragraph-properties fo:margin-left="11.432cm" fo:margin-right="0cm" fo:margin-top="0.009cm" fo:margin-bottom="0cm" loext:contextual-spacing="false" fo:line-height="100%" fo:text-align="start" style:justify-single-word="false" fo:text-indent="0cm" style:auto-text-indent="false"/>
      <style:text-properties fo:font-variant="normal" fo:text-transform="none" fo:color="#000000" style:text-line-through-style="none" style:text-line-through-type="none" style:font-name="Times New Roman" fo:font-size="12pt" fo:letter-spacing="normal" fo:font-style="normal" fo:font-weight="normal" officeooo:paragraph-rsid="0041740a" style:font-name-asian="Times New Roman" style:font-size-asian="12pt" style:language-asian="ru" style:country-asian="RU" style:font-size-complex="12pt"/>
    </style:style>
    <style:style style:name="P33" style:family="paragraph" style:parent-style-name="Standard">
      <style:paragraph-properties fo:margin-left="11.43cm" fo:margin-right="0cm" fo:margin-top="0.009cm" fo:margin-bottom="0cm" loext:contextual-spacing="false" fo:text-align="end" style:justify-single-word="false" fo:text-indent="0cm" style:auto-text-indent="false"/>
      <style:text-properties fo:color="#000000" style:font-name="Times New Roman" fo:font-size="12pt" officeooo:paragraph-rsid="0041740a" style:font-name-asian="Times New Roman" style:font-size-asian="12pt" style:language-asian="ru" style:country-asian="RU" style:font-size-complex="12pt"/>
    </style:style>
    <style:style style:name="P34" style:family="paragraph" style:parent-style-name="Standard">
      <style:paragraph-properties fo:margin-left="7.62cm" fo:margin-right="0cm" fo:margin-top="0.009cm" fo:margin-bottom="0cm" loext:contextual-spacing="false" fo:text-align="center" style:justify-single-word="false" fo:text-indent="-7.62cm" style:auto-text-indent="false"/>
      <style:text-properties fo:color="#000000" style:font-name="Times New Roman" fo:font-size="12pt" officeooo:paragraph-rsid="0041740a" style:font-name-asian="Times New Roman" style:font-size-asian="12pt" style:language-asian="ru" style:country-asian="RU" style:font-size-complex="14pt"/>
    </style:style>
    <style:style style:name="P35" style:family="paragraph" style:parent-style-name="Standard">
      <style:paragraph-properties fo:margin-left="7.62cm" fo:margin-right="0cm" fo:margin-top="0.009cm" fo:margin-bottom="0cm" loext:contextual-spacing="false" fo:text-align="center" style:justify-single-word="false" fo:text-indent="-7.62cm" style:auto-text-indent="false"/>
      <style:text-properties fo:color="#000000" style:font-name="Times New Roman" officeooo:paragraph-rsid="0041740a" style:font-name-asian="Times New Roman" style:language-asian="ru" style:country-asian="RU" style:font-size-complex="14pt"/>
    </style:style>
    <style:style style:name="P36" style:family="paragraph" style:parent-style-name="Heading_20_2">
      <style:text-properties style:font-name="Times New Roman"/>
    </style:style>
    <style:style style:name="P37" style:family="paragraph" style:parent-style-name="Heading_20_2">
      <style:text-properties style:font-name="Times New Roman" fo:font-size="16.1000003814697pt" style:font-size-asian="16.1000003814697pt" style:font-size-complex="16.1000003814697pt"/>
    </style:style>
    <style:style style:name="P38" style:family="paragraph" style:parent-style-name="Heading_20_2">
      <style:text-properties style:font-name="Times New Roman" officeooo:paragraph-rsid="000d472f"/>
    </style:style>
    <style:style style:name="P39" style:family="paragraph" style:parent-style-name="Standard" style:master-page-name="Standard">
      <style:paragraph-properties fo:margin-left="0cm" fo:margin-right="0cm" fo:line-height="100%" fo:text-align="center" style:justify-single-word="false" fo:text-indent="0cm" style:auto-text-indent="false" style:page-number="auto"/>
      <style:text-properties fo:color="#000000" style:text-line-through-style="none" style:text-line-through-type="none" style:font-name="Times New Roman" fo:font-size="12pt" fo:letter-spacing="0.002cm" officeooo:rsid="000660c5" officeooo:paragraph-rsid="0041740a" style:font-name-asian="Times New Roman" style:font-size-asian="12pt" style:language-asian="ru" style:country-asian="RU" style:font-size-complex="12pt"/>
    </style:style>
    <style:style style:name="P40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>
          <style:tab-stop style:position="13.767cm" style:leader-style="solid" style:leader-text="_"/>
        </style:tab-stops>
      </style:paragraph-properties>
      <style:text-properties fo:color="#000000" style:font-name="Times New Roman" fo:font-size="12pt" officeooo:paragraph-rsid="006b8a6f" style:font-name-asian="Times New Roman" style:font-size-asian="12pt" style:language-asian="ru" style:country-asian="RU" style:font-size-complex="12pt"/>
    </style:style>
    <style:style style:name="P41" style:family="paragraph" style:parent-style-name="Standard">
      <style:text-properties fo:color="#000000" style:font-name="Consolas" fo:font-size="9.5pt" fo:background-color="#ffffff" style:font-size-asian="9.5pt"/>
    </style:style>
    <style:style style:name="P42" style:family="paragraph" style:parent-style-name="Standard">
      <style:paragraph-properties fo:text-align="start" style:justify-single-word="false"/>
      <style:text-properties fo:color="#a31515" style:font-name="Consolas" fo:font-size="9.5pt" fo:language="ru" fo:country="RU" officeooo:rsid="0014885a" officeooo:paragraph-rsid="003f90ac" fo:background-color="#ffffff" style:font-size-asian="9.5pt"/>
    </style:style>
    <style:style style:name="P43" style:family="paragraph" style:parent-style-name="Standard" style:list-style-name="L1">
      <style:paragraph-properties fo:text-align="justify" style:justify-single-word="false" fo:orphans="2" fo:widows="2" style:vertical-align="auto" style:writing-mode="lr-tb"/>
      <style:text-properties style:font-name="Times New Roman" fo:font-size="14pt" fo:language="ru" fo:country="RU" fo:font-weight="normal" officeooo:rsid="005239c4" officeooo:paragraph-rsid="006486b6" style:font-size-asian="14pt" style:font-weight-asian="normal" style:font-size-complex="14pt" style:font-weight-complex="normal"/>
    </style:style>
    <style:style style:name="P44" style:family="paragraph" style:parent-style-name="Standard" style:list-style-name="L2">
      <style:paragraph-properties fo:text-align="justify" style:justify-single-word="false" fo:orphans="2" fo:widows="2" style:vertical-align="auto" style:writing-mode="lr-tb"/>
      <style:text-properties style:font-name="Times New Roman" fo:font-size="14pt" fo:language="ru" fo:country="RU" fo:font-weight="normal" officeooo:rsid="005239c4" officeooo:paragraph-rsid="006486b6" style:font-size-asian="14pt" style:font-weight-asian="normal" style:font-size-complex="14pt" style:font-weight-complex="normal"/>
    </style:style>
    <style:style style:name="P45" style:family="paragraph" style:parent-style-name="Heading_20_1">
      <style:paragraph-properties fo:text-align="center" style:justify-single-word="false"/>
      <style:text-properties style:font-name="Times New Roman" fo:language="ru" fo:country="RU" officeooo:rsid="00375373" officeooo:paragraph-rsid="0041740a"/>
    </style:style>
    <style:style style:name="P46" style:family="paragraph" style:parent-style-name="Heading_20_1">
      <style:paragraph-properties fo:text-align="center" style:justify-single-word="false"/>
      <style:text-properties style:font-name="Times New Roman" officeooo:paragraph-rsid="0041740a"/>
    </style:style>
    <style:style style:name="P47" style:family="paragraph" style:parent-style-name="Heading_20_1">
      <style:paragraph-properties fo:margin-left="0cm" fo:margin-right="0cm" fo:margin-top="0.009cm" fo:margin-bottom="0cm" loext:contextual-spacing="false" fo:text-align="center" style:justify-single-word="false" fo:text-indent="0cm" style:auto-text-indent="false"/>
      <style:text-properties fo:color="#000000" style:font-name="Times New Roman" fo:font-size="16pt" officeooo:paragraph-rsid="0041740a" style:font-name-asian="Times New Roman" style:font-size-asian="16pt" style:language-asian="ru" style:country-asian="RU" style:font-size-complex="16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officeooo:rsid="00204233"/>
    </style:style>
    <style:style style:name="T3" style:family="text">
      <style:text-properties style:font-name="Times New Roman" fo:language="ru" fo:country="RU" officeooo:rsid="005dd2b6"/>
    </style:style>
    <style:style style:name="T4" style:family="text">
      <style:text-properties style:font-name="Times New Roman" fo:language="ru" fo:country="RU" officeooo:rsid="00676f29"/>
    </style:style>
    <style:style style:name="T5" style:family="text">
      <style:text-properties style:font-name="Times New Roman" fo:language="ru" fo:country="RU" officeooo:rsid="00679bc6"/>
    </style:style>
    <style:style style:name="T6" style:family="text">
      <style:text-properties style:font-name="Times New Roman" fo:language="ru" fo:country="RU" officeooo:rsid="00682ce4"/>
    </style:style>
    <style:style style:name="T7" style:family="text">
      <style:text-properties fo:language="ru" fo:country="RU" officeooo:rsid="00375373"/>
    </style:style>
    <style:style style:name="T8" style:family="text">
      <style:text-properties fo:language="ru" fo:country="RU" officeooo:rsid="004ed230"/>
    </style:style>
    <style:style style:name="T9" style:family="text">
      <style:text-properties fo:language="ru" fo:country="RU" officeooo:rsid="00658a45"/>
    </style:style>
    <style:style style:name="T10" style:family="text">
      <style:text-properties fo:language="en" fo:country="US"/>
    </style:style>
    <style:style style:name="T11" style:family="text">
      <style:text-properties fo:language="en" fo:country="US" officeooo:rsid="003f90ac"/>
    </style:style>
    <style:style style:name="T12" style:family="text">
      <style:text-properties fo:language="en" fo:country="US" officeooo:rsid="003f3f69"/>
    </style:style>
    <style:style style:name="T13" style:family="text">
      <style:text-properties fo:language="en" fo:country="US" officeooo:rsid="006646be"/>
    </style:style>
    <style:style style:name="T14" style:family="text">
      <style:text-properties fo:color="#808080" style:font-name="Consolas" fo:font-size="9.5pt" fo:background-color="#ffffff" loext:char-shading-value="0" style:font-size-asian="9.5pt"/>
    </style:style>
    <style:style style:name="T15" style:family="text">
      <style:text-properties fo:color="#808080" fo:background-color="#ffffff" loext:char-shading-value="0"/>
    </style:style>
    <style:style style:name="T16" style:family="text">
      <style:text-properties fo:color="#000000" style:font-name="Consolas" fo:font-size="9.5pt" fo:background-color="#ffffff" loext:char-shading-value="0" style:font-size-asian="9.5pt"/>
    </style:style>
    <style:style style:name="T17" style:family="text">
      <style:text-properties fo:color="#000000" style:font-name="Times New Roman" fo:font-size="12pt" fo:language="ru" fo:country="RU" officeooo:rsid="0037a730" style:font-name-asian="Times New Roman" style:font-size-asian="12pt" style:language-asian="ru" style:country-asian="RU" style:font-size-complex="12pt"/>
    </style:style>
    <style:style style:name="T18" style:family="text">
      <style:text-properties fo:color="#000000" style:font-name="Times New Roman" fo:font-size="12pt" fo:language="ru" fo:country="RU" officeooo:rsid="0003d0d0" style:font-name-asian="Times New Roman" style:font-size-asian="12pt" style:language-asian="ru" style:country-asian="RU" style:font-size-complex="12pt"/>
    </style:style>
    <style:style style:name="T19" style:family="text">
      <style:text-properties fo:color="#000000" style:font-name="Times New Roman" fo:font-size="12pt" fo:language="ru" fo:country="RU" officeooo:rsid="00375373" style:font-name-asian="Times New Roman" style:font-size-asian="12pt" style:language-asian="ru" style:country-asian="RU" style:font-size-complex="12pt"/>
    </style:style>
    <style:style style:name="T20" style:family="text">
      <style:text-properties fo:color="#000000" style:text-line-through-style="none" style:text-line-through-type="none" style:font-name="Times New Roman" fo:font-size="12pt" style:text-underline-style="none" fo:font-weight="bold" style:font-name-asian="Times New Roman" style:font-size-asian="12pt" style:language-asian="ru" style:country-asian="RU" style:font-weight-asian="bold" style:font-size-complex="12pt"/>
    </style:style>
    <style:style style:name="T21" style:family="text">
      <style:text-properties fo:color="#a31515" style:font-name="Consolas" fo:font-size="9.5pt" fo:background-color="#ffffff" loext:char-shading-value="0" style:font-size-asian="9.5pt"/>
    </style:style>
    <style:style style:name="T22" style:family="text">
      <style:text-properties fo:color="#0000ff" style:font-name="Consolas" fo:font-size="9.5pt" fo:background-color="#ffffff" loext:char-shading-value="0" style:font-size-asian="9.5pt"/>
    </style:style>
    <style:style style:name="T23" style:family="text">
      <style:text-properties fo:color="#0000ff" fo:background-color="#ffffff" loext:char-shading-value="0"/>
    </style:style>
    <style:style style:name="T24" style:family="text">
      <style:text-properties fo:color="#2b91af" style:font-name="Consolas" fo:font-size="9.5pt" fo:background-color="#ffffff" loext:char-shading-value="0" style:font-size-asian="9.5pt"/>
    </style:style>
    <style:style style:name="T25" style:family="text">
      <style:text-properties fo:color="#2b91af" fo:background-color="#ffffff" loext:char-shading-value="0"/>
    </style:style>
    <style:style style:name="T26" style:family="text">
      <style:text-properties fo:color="#008000" fo:background-color="#ffffff" loext:char-shading-value="0"/>
    </style:style>
    <style:style style:name="T27" style:family="text">
      <style:text-properties fo:color="#008080" style:font-name="Consolas" fo:font-size="9.5pt" fo:background-color="#ffffff" loext:char-shading-value="0" style:font-size-asian="9.5pt"/>
    </style:style>
    <style:style style:name="T28" style:family="text">
      <style:text-properties officeooo:rsid="001e3d66"/>
    </style:style>
    <style:style style:name="T29" style:family="text">
      <style:text-properties officeooo:rsid="003f3f69"/>
    </style:style>
    <style:style style:name="T30" style:family="text">
      <style:text-properties fo:font-size="12pt" style:font-name-asian="Times New Roman" style:font-size-asian="12pt" style:language-asian="ru" style:country-asian="RU" style:font-size-complex="12pt"/>
    </style:style>
    <style:style style:name="T31" style:family="text">
      <style:text-properties fo:font-size="12pt" style:font-name-asian="Times New Roman" style:font-size-asian="12pt" style:language-asian="ru" style:country-asian="RU" style:font-weight-asian="bold" style:font-size-complex="12pt"/>
    </style:style>
    <style:style style:name="T32" style:family="text">
      <style:text-properties fo:font-size="12pt" fo:letter-spacing="0.002cm" style:font-name-asian="Times New Roman" style:font-size-asian="12pt" style:language-asian="ru" style:country-asian="RU" style:font-size-complex="12pt"/>
    </style:style>
    <style:style style:name="T33" style:family="text">
      <style:text-properties fo:font-size="12pt" fo:letter-spacing="0.002cm" officeooo:rsid="0003d0d0" style:font-name-asian="Times New Roman" style:font-size-asian="12pt" style:language-asian="ru" style:country-asian="RU" style:font-size-complex="12pt"/>
    </style:style>
    <style:style style:name="T34" style:family="text">
      <style:text-properties fo:font-variant="normal" fo:text-transform="none" style:text-line-through-style="none" style:text-line-through-type="none" fo:letter-spacing="normal" fo:font-style="normal" style:text-underline-style="none"/>
    </style:style>
    <style:style style:name="T35" style:family="text">
      <style:text-properties fo:font-variant="normal" fo:text-transform="none" style:text-line-through-style="none" style:text-line-through-type="none" fo:letter-spacing="normal" fo:font-style="normal" style:text-underline-style="none" officeooo:rsid="000660c5"/>
    </style:style>
    <style:style style:name="T36" style:family="text">
      <style:text-properties fo:font-variant="normal" fo:text-transform="none" fo:color="#000000" style:text-line-through-style="none" style:text-line-through-type="none" style:font-name="Times New Roman" fo:font-size="10.5pt" fo:letter-spacing="normal" fo:font-style="normal" style:text-underline-style="none" fo:font-weight="bold" style:text-blinking="false" fo:background-color="#ffffff" loext:char-shading-value="0" style:font-weight-asian="bold" style:font-weight-complex="bold"/>
    </style:style>
    <style:style style:name="T37" style:family="text">
      <style:text-properties fo:font-variant="normal" fo:text-transform="none" fo:color="#000000" style:text-line-through-style="none" style:text-line-through-type="none" style:font-name="Times New Roman" fo:font-size="10.5pt" fo:letter-spacing="normal" fo:font-style="normal" style:text-underline-style="none" fo:font-weight="bold" officeooo:rsid="000660c5" style:text-blinking="false" fo:background-color="#ffffff" loext:char-shading-value="0" style:font-weight-asian="bold" style:font-weight-complex="bold"/>
    </style:style>
    <style:style style:name="T38" style:family="text">
      <style:text-properties style:text-underline-style="none" fo:font-weight="bold" style:font-weight-asian="bold" style:font-weight-complex="bold"/>
    </style:style>
    <style:style style:name="T39" style:family="text">
      <style:text-properties style:text-underline-style="none" fo:font-weight="bold" officeooo:rsid="00375373" style:font-weight-asian="bold" style:font-weight-complex="bold"/>
    </style:style>
    <style:style style:name="T40" style:family="text">
      <style:text-properties style:text-underline-style="none" officeooo:rsid="0003d0d0"/>
    </style:style>
    <style:style style:name="T41" style:family="text">
      <style:text-properties style:text-underline-style="none" officeooo:rsid="0008168f"/>
    </style:style>
    <style:style style:name="T42" style:family="text">
      <style:text-properties style:text-underline-style="none" officeooo:rsid="00375afb"/>
    </style:style>
    <style:style style:name="T43" style:family="text">
      <style:text-properties style:text-underline-style="none" officeooo:rsid="00624531"/>
    </style:style>
    <style:style style:name="T44" style:family="text">
      <style:text-properties officeooo:rsid="0003d0d0"/>
    </style:style>
    <style:style style:name="T45" style:family="text">
      <style:text-properties officeooo:rsid="0008168f"/>
    </style:style>
    <style:style style:name="T46" style:family="text">
      <style:text-properties fo:color="#6f008a" style:font-name="Consolas" fo:font-size="9.5pt" fo:background-color="#ffffff" loext:char-shading-value="0" style:font-size-asian="9.5pt"/>
    </style:style>
    <style:style style:name="T47" style:family="text">
      <style:text-properties officeooo:rsid="006373b5"/>
    </style:style>
    <style:style style:name="T48" style:family="text">
      <style:text-properties fo:background-color="#ffffff" loext:char-shading-value="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Drawing"/>
      </text:sequence-decls>
      <text:p text:style-name="P39">Национальный исследовательский институт</text:p>
      <text:p text:style-name="P25"><text:span text:style-name="T32">«</text:span><text:span text:style-name="T33">Московский Авиационный Институт</text:span><text:span text:style-name="T30">»</text:span></text:p>
      <text:p text:style-name="P19"/>
      <text:p text:style-name="P20"><text:span text:style-name="T31">факультет </text:span><text:span text:style-name="T34">ИНФОРМАЦИОННЫ</text:span><text:span text:style-name="T35">Х</text:span><text:span text:style-name="T34"> ТЕХНОЛОГИ</text:span><text:span text:style-name="T35">Й</text:span><text:span text:style-name="T34"> И ПРИКЛАДН</text:span><text:span text:style-name="T35">ОЙ</text:span><text:span text:style-name="T34"> МАТЕМАТИК</text:span><text:span text:style-name="T35">И</text:span></text:p>
      <text:p text:style-name="P21"><text:span text:style-name="T20">Кафедра </text:span><text:a xlink:type="simple" xlink:href="https://www.mai.ru/education/fpmf/806/" text:style-name="Internet_20_link" text:visited-style-name="Visited_20_Internet_20_Link"><text:span text:style-name="T36">вычислительн</text:span></text:a><text:a xlink:type="simple" xlink:href="https://www.mai.ru/education/fpmf/806/" text:style-name="Internet_20_link" text:visited-style-name="Visited_20_Internet_20_Link"><text:span text:style-name="T37">ой</text:span></text:a><text:a xlink:type="simple" xlink:href="https://www.mai.ru/education/fpmf/806/" text:style-name="Internet_20_link" text:visited-style-name="Visited_20_Internet_20_Link"><text:span text:style-name="T36"> математик</text:span></text:a><text:a xlink:type="simple" xlink:href="https://www.mai.ru/education/fpmf/806/" text:style-name="Internet_20_link" text:visited-style-name="Visited_20_Internet_20_Link"><text:span text:style-name="T37">и</text:span></text:a><text:a xlink:type="simple" xlink:href="https://www.mai.ru/education/fpmf/806/" text:style-name="Internet_20_link" text:visited-style-name="Visited_20_Internet_20_Link"><text:span text:style-name="T36"> и программировани</text:span></text:a><text:span text:style-name="T37">я</text:span></text:p>
      <text:p text:style-name="P15"/>
      <text:p text:style-name="P17"/>
      <text:p text:style-name="P27"/>
      <text:p text:style-name="P12"/>
      <text:h text:style-name="P45" text:outline-level="1"/>
      <text:h text:style-name="P45" text:outline-level="1"/>
      <text:p text:style-name="P23"/>
      <text:h text:style-name="P46" text:outline-level="1">Отчет по лабораторной работе № <text:span text:style-name="T47">9</text:span></text:h>
      <text:h text:style-name="P47" text:outline-level="1">по курсу «Объектно-ориентированное программирование»</text:h>
      <text:p text:style-name="P33"/>
      <text:p text:style-name="P33"/>
      <text:p text:style-name="P28">Работу выполнил </text:p>
      <text:p text:style-name="P28">студент <text:span text:style-name="T39">2</text:span><text:span text:style-name="T40"> </text:span>курса </text:p>
      <text:p text:style-name="P28"><text:span text:style-name="T38">очного</text:span> отделения</text:p>
      <text:p text:style-name="P28"><text:span text:style-name="T44">Куликов Алексей Владимирович</text:span> </text:p>
      <text:p text:style-name="P29">группы М80-208Б</text:p>
      <text:p text:style-name="P28"/>
      <text:p text:style-name="P30"><text:span text:style-name="T45">п</text:span>реподавател<text:span text:style-name="T45">ь:</text:span></text:p>
      <text:p text:style-name="P30">Поповкин Александр Викторович</text:p>
      <text:p text:style-name="P31"/>
      <text:p text:style-name="P32"/>
      <text:p text:style-name="P34"/>
      <text:p text:style-name="P35"/>
      <text:p text:style-name="P35"/>
      <text:p text:style-name="P35"/>
      <text:p text:style-name="P13">Оценка:</text:p>
      <table:table table:name="Таблица6" table:style-name="Таблица6">
        <table:table-column table:style-name="Таблица6.A"/>
        <table:table-row>
          <table:table-cell table:style-name="Таблица6.A1" office:value-type="string">
            <text:p text:style-name="P22"/>
          </table:table-cell>
        </table:table-row>
      </table:table>
      <text:p text:style-name="P26"/>
      <text:p text:style-name="P16">Подпись <text:span text:style-name="T7">преподавателя</text:span></text:p>
      <text:p text:style-name="P18"><text:s text:c="14"/></text:p>
      <text:p text:style-name="P16">Подпись студента</text:p>
      <text:p text:style-name="P18"><text:s text:c="14"/></text:p>
      <text:p text:style-name="P16"><text:span text:style-name="T7">Ч</text:span>исло</text:p>
      <text:p text:style-name="P40"><text:span text:style-name="T43">07</text:span><text:span text:style-name="T41">.</text:span><text:span text:style-name="T42">1</text:span><text:span text:style-name="T43">2</text:span><text:span text:style-name="T41">.</text:span><text:span text:style-name="T42">2018</text:span></text:p>
      <text:p text:style-name="P14"><text:span text:style-name="T17">Москва-20</text:span><text:span text:style-name="T18">1</text:span><text:span text:style-name="T19">8</text:span></text:p>
      <text:h text:style-name="P36" text:outline-level="2"><text:soft-page-break/>Цель работы</text:h>
      <text:p text:style-name="P11">Целью лабораторной работы является: </text:p>
      <text:list xml:id="list1854317996" text:style-name="L1">
        <text:list-item>
          <text:p text:style-name="P43">Знакомство с лямбда-выражениями</text:p>
        </text:list-item>
      </text:list>
      <text:h text:style-name="P36" text:outline-level="2">Задание</text:h>
      <text:list xml:id="list3229089725" text:style-name="L2">
        <text:list-item>
          <text:p text:style-name="P44">Используя структуры данных, разработанные для лабораторной работы №6 (контейнер первого уровня и классы-фигуры) необходимо разработать:</text:p>
        </text:list-item>
        <text:list-item>
          <text:p text:style-name="P44">Контейнер второго уровня с использованием шаблонов.</text:p>
        </text:list-item>
        <text:list-item>
          <text:p text:style-name="P44">Реализовать с помощью лямбда-выражений набор команд, совершающих операции над контенйром 1-го уровня:</text:p>
          <text:list>
            <text:list-item>
              <text:p text:style-name="P44">Генерация фигур со случайным значением параметров;</text:p>
            </text:list-item>
            <text:list-item>
              <text:p text:style-name="P44">Печать контейнера на экран;</text:p>
            </text:list-item>
            <text:list-item>
              <text:p text:style-name="P44">Удаление элементов со значением площади меньше определенного числа;</text:p>
            </text:list-item>
          </text:list>
        </text:list-item>
        <text:list-item>
          <text:p text:style-name="P44">В контенер второго уровня поместить цепочку команд.</text:p>
        </text:list-item>
        <text:list-item>
          <text:p text:style-name="P44">Реализовать цикл, который проходит по всем командам в контенере второго уровня и выполняет их, применяя к контейнеру первого уровня.</text:p>
        </text:list-item>
      </text:list>
      <text:h text:style-name="P37" text:outline-level="2">Метод решения</text:h>
      <text:p text:style-name="P3">Созданы 4 именованых лямбда функции: для генерации случайной фигуры, для вставки случайной фигуры в дерево, для распечатки дерева и удаления всех фигур, имеющих площадь меньше указанной, из дерева. Реализован класс <text:span text:style-name="T10">Pipeline, </text:span>который представляет из себя конвейер, хранящий операции. Эти операции могут быть применены вызовом <text:span text:style-name="T10">PerformAll </text:span>метода класса. В интерфейс добавлен функционал, позволяющий использовать отложенные операции. </text:p>
      <text:h text:style-name="Heading_20_2" text:outline-level="2"><text:span text:style-name="T2">Л</text:span><text:span text:style-name="T1">истинг</text:span></text:h>
      <text:p text:style-name="P1"><text:span text:style-name="T13">Pipeline</text:span>.<text:span text:style-name="T28">h </text:span><text:span text:style-name="T8">(добавлено)</text:span></text:p>
      <table:table table:name="Таблица3" table:style-name="Таблица3">
        <table:table-column table:style-name="Таблица3.A"/>
        <table:table-row>
          <table:table-cell table:style-name="Таблица3.A1" office:value-type="string">
            <text:p text:style-name="P6"><text:span text:style-name="T15">#ifndef</text:span><text:span text:style-name="T48"> PIPELINE_H</text:span></text:p>
            <text:p text:style-name="Standard"><text:span text:style-name="T14">#define</text:span><text:span text:style-name="T16"> </text:span><text:span text:style-name="T46">PIPELINE_H</text:span></text:p>
            <text:p text:style-name="P8"/>
            <text:p text:style-name="Standard"><text:span text:style-name="T14">#include</text:span><text:span text:style-name="T16"> </text:span><text:span text:style-name="T21">&lt;functional&gt;</text:span></text:p>
            <text:p text:style-name="P8"/>
            <text:p text:style-name="Standard"><text:span text:style-name="T14">#include</text:span><text:span text:style-name="T16"> </text:span><text:span text:style-name="T21">"Array.h"</text:span></text:p>
            <text:p text:style-name="P8"/>
            <text:p text:style-name="Standard"><text:span text:style-name="T22">template</text:span><text:span text:style-name="T16">&lt;</text:span><text:span text:style-name="T22">typename</text:span><text:span text:style-name="T16"> </text:span><text:span text:style-name="T24">T</text:span><text:span text:style-name="T16">&gt;</text:span></text:p>
            <text:p text:style-name="Standard"><text:span text:style-name="T22">class</text:span><text:span text:style-name="T16"> </text:span><text:span text:style-name="T24">Pipeline</text:span><text:span text:style-name="T16"> {</text:span></text:p>
            <text:p text:style-name="Standard"><text:span text:style-name="T16"><text:tab/></text:span><text:span text:style-name="T22">typedef</text:span><text:span text:style-name="T16"> </text:span><text:span text:style-name="T24">Array</text:span><text:span text:style-name="T16">&lt;std::</text:span><text:span text:style-name="T24">function</text:span><text:span text:style-name="T16">&lt;</text:span><text:span text:style-name="T24">T</text:span><text:span text:style-name="T16">&gt;&gt; </text:span><text:span text:style-name="T24">actions</text:span><text:span text:style-name="T16">;</text:span></text:p>
            <text:p text:style-name="Standard"><text:span text:style-name="T22">private</text:span><text:span text:style-name="T16">:</text:span></text:p>
            <text:p text:style-name="P8"><text:tab/>size_t m_size;</text:p>
            <text:p text:style-name="P8"><text:tab/>size_t m_count;</text:p>
            <text:p text:style-name="Standard"><text:span text:style-name="T16"><text:tab/></text:span><text:span text:style-name="T24">actions</text:span><text:span text:style-name="T16"> m_actions;</text:span></text:p>
            <text:p text:style-name="Standard"><text:span text:style-name="T22">public</text:span><text:span text:style-name="T16">:</text:span></text:p>
            <text:p text:style-name="Standard"><text:span text:style-name="T16"><text:tab/>Pipeline(size_t </text:span><text:span text:style-name="T14">size</text:span><text:span text:style-name="T16">) : m_size(size), m_count(0), m_actions(</text:span><text:span text:style-name="T24">actions</text:span><text:span text:style-name="T16">(</text:span><text:span text:style-name="T14">size</text:span><text:span text:style-name="T16">)) {}</text:span></text:p>
            <text:p text:style-name="Standard"><text:span text:style-name="T16"><text:tab/></text:span><text:span text:style-name="T22">void</text:span><text:span text:style-name="T16"> Push(</text:span><text:span text:style-name="T22">const</text:span><text:span text:style-name="T16"> std::</text:span><text:span text:style-name="T24">function</text:span><text:span text:style-name="T16">&lt;</text:span><text:span text:style-name="T24">T</text:span><text:span text:style-name="T16">&gt; &amp;</text:span><text:span text:style-name="T14">func</text:span><text:span text:style-name="T16">) {</text:span></text:p>
            <text:p text:style-name="Standard"><text:span text:style-name="T16"><text:tab/><text:tab/>m_actions[m_count] = </text:span><text:span text:style-name="T14">func</text:span><text:span text:style-name="T16">;</text:span></text:p>
            <text:p text:style-name="P8"><text:tab/><text:tab/>++m_count;</text:p>
            <text:p text:style-name="P8"><text:tab/>}</text:p>
            <text:p text:style-name="Standard"><text:soft-page-break/><text:span text:style-name="T16"><text:tab/></text:span><text:span text:style-name="T22">void</text:span><text:span text:style-name="T16"> PerformAll() {</text:span></text:p>
            <text:p text:style-name="Standard"><text:span text:style-name="T16"><text:tab/><text:tab/></text:span><text:span text:style-name="T22">for</text:span><text:span text:style-name="T16"> (size_t i = 0; i &lt; m_count; ++i)</text:span></text:p>
            <text:p text:style-name="P8"><text:tab/><text:tab/><text:tab/>m_actions[i]();</text:p>
            <text:p text:style-name="P8"><text:tab/>}</text:p>
            <text:p text:style-name="Standard"><text:span text:style-name="T16"><text:tab/></text:span><text:span text:style-name="T22">void</text:span><text:span text:style-name="T16"> Clear() {</text:span></text:p>
            <text:p text:style-name="P8"><text:tab/><text:tab/>m_count = 0;</text:p>
            <text:p text:style-name="P8"><text:tab/>}</text:p>
            <text:p text:style-name="P8">};</text:p>
            <text:p text:style-name="P8"/>
            <text:p text:style-name="P6"><text:span text:style-name="T15">#endif</text:span><text:span text:style-name="T48"> </text:span><text:span text:style-name="T26">// !PIPELINE_H</text:span></text:p>
          </table:table-cell>
        </table:table-row>
      </table:table>
      <text:p text:style-name="P9"/>
      <text:p text:style-name="P2"/>
      <text:p text:style-name="P4"><text:span text:style-name="T11">lab</text:span><text:span text:style-name="T9">9</text:span><text:span text:style-name="T10">.</text:span><text:span text:style-name="T12">cpp</text:span><text:span text:style-name="T29"> (</text:span><text:span text:style-name="T9">добавлено</text:span><text:span text:style-name="T29">)</text:span></text:p>
      <table:table table:name="Таблица5" table:style-name="Таблица5">
        <table:table-column table:style-name="Таблица5.A"/>
        <table:table-row>
          <table:table-cell table:style-name="Таблица5.A1" office:value-type="string">
            <text:p text:style-name="P42">...</text:p>
            <text:p text:style-name="P5"><text:span text:style-name="T48"><text:tab/></text:span><text:span text:style-name="T25">function</text:span><text:span text:style-name="T48">&lt;</text:span><text:span text:style-name="T25">Figure</text:span><text:span text:style-name="T48">*()&gt; gen_figure = []() -&gt; </text:span><text:span text:style-name="T25">Figure</text:span><text:span text:style-name="T48">* {</text:span></text:p>
            <text:p text:style-name="Standard"><text:span text:style-name="T16"><text:tab/><text:tab/></text:span><text:span text:style-name="T22">int</text:span><text:span text:style-name="T16"> type = rand() % 3;</text:span></text:p>
            <text:p text:style-name="Standard"><text:span text:style-name="T16"><text:tab/><text:tab/></text:span><text:span text:style-name="T22">switch</text:span><text:span text:style-name="T16"> (type) {</text:span></text:p>
            <text:p text:style-name="Standard"><text:span text:style-name="T16"><text:tab/><text:tab/></text:span><text:span text:style-name="T22">case</text:span><text:span text:style-name="T16"> 0:</text:span></text:p>
            <text:p text:style-name="Standard"><text:span text:style-name="T16"><text:tab/><text:tab/><text:tab/></text:span><text:span text:style-name="T22">return</text:span><text:span text:style-name="T16"> </text:span><text:span text:style-name="T22">new</text:span><text:span text:style-name="T16"> </text:span><text:span text:style-name="T24">Pentagon</text:span><text:span text:style-name="T16">(rand() % 100);</text:span></text:p>
            <text:p text:style-name="Standard"><text:span text:style-name="T16"><text:tab/><text:tab/></text:span><text:span text:style-name="T22">case</text:span><text:span text:style-name="T16"> 1:</text:span></text:p>
            <text:p text:style-name="Standard"><text:span text:style-name="T16"><text:tab/><text:tab/><text:tab/></text:span><text:span text:style-name="T22">return</text:span><text:span text:style-name="T16"> </text:span><text:span text:style-name="T22">new</text:span><text:span text:style-name="T16"> </text:span><text:span text:style-name="T24">Hexagon</text:span><text:span text:style-name="T16">(rand() % 100);</text:span></text:p>
            <text:p text:style-name="Standard"><text:span text:style-name="T16"><text:tab/><text:tab/></text:span><text:span text:style-name="T22">case</text:span><text:span text:style-name="T16"> 2:</text:span></text:p>
            <text:p text:style-name="Standard"><text:span text:style-name="T16"><text:tab/><text:tab/><text:tab/></text:span><text:span text:style-name="T22">return</text:span><text:span text:style-name="T16"> </text:span><text:span text:style-name="T22">new</text:span><text:span text:style-name="T16"> </text:span><text:span text:style-name="T24">Rhomb</text:span><text:span text:style-name="T16">(rand() % 100, rand() % 100);</text:span></text:p>
            <text:p text:style-name="Standard"><text:span text:style-name="T16"><text:tab/><text:tab/></text:span><text:span text:style-name="T22">default</text:span><text:span text:style-name="T16">: </text:span></text:p>
            <text:p text:style-name="Standard"><text:span text:style-name="T16"><text:tab/><text:tab/><text:tab/></text:span><text:span text:style-name="T22">return</text:span><text:span text:style-name="T16"> </text:span><text:span text:style-name="T22">nullptr</text:span><text:span text:style-name="T16">;</text:span></text:p>
            <text:p text:style-name="P8"><text:tab/><text:tab/>};</text:p>
            <text:p text:style-name="P8"><text:tab/>};</text:p>
            <text:p text:style-name="P8"/>
            <text:p text:style-name="Standard"><text:span text:style-name="T16"><text:tab/></text:span><text:span text:style-name="T22">auto</text:span><text:span text:style-name="T16"> insert_random_figure = [&amp;]() {</text:span></text:p>
            <text:p text:style-name="Standard"><text:span text:style-name="T16"><text:tab/><text:tab/>tree.Insert(gen_figure</text:span><text:span text:style-name="T27">()</text:span><text:span text:style-name="T16">);</text:span></text:p>
            <text:p text:style-name="P8"><text:tab/>};</text:p>
            <text:p text:style-name="P8"/>
            <text:p text:style-name="Standard"><text:span text:style-name="T16"><text:tab/></text:span><text:span text:style-name="T22">auto</text:span><text:span text:style-name="T16"> print_tree = [&amp;]() {</text:span></text:p>
            <text:p text:style-name="Standard"><text:span text:style-name="T16"><text:tab/><text:tab/></text:span><text:span text:style-name="T22">for</text:span><text:span text:style-name="T16"> (</text:span><text:span text:style-name="T22">auto</text:span><text:span text:style-name="T16"> el : tree)</text:span></text:p>
            <text:p text:style-name="Standard"><text:span text:style-name="T16"><text:tab/><text:tab/><text:tab/>cout </text:span><text:span text:style-name="T27">&lt;&lt;</text:span><text:span text:style-name="T16"> </text:span><text:span text:style-name="T27">*</text:span><text:span text:style-name="T16">el </text:span><text:span text:style-name="T27">&lt;&lt;</text:span><text:span text:style-name="T16"> </text:span><text:span text:style-name="T21">' '</text:span><text:span text:style-name="T16">;</text:span></text:p>
            <text:p text:style-name="Standard"><text:span text:style-name="T16"><text:tab/><text:tab/>cout </text:span><text:span text:style-name="T27">&lt;&lt;</text:span><text:span text:style-name="T16"> endl;</text:span></text:p>
            <text:p text:style-name="P8"><text:tab/>};</text:p>
            <text:p text:style-name="P8"/>
            <text:p text:style-name="Standard"><text:span text:style-name="T16"><text:tab/></text:span><text:span text:style-name="T22">auto</text:span><text:span text:style-name="T16"> remove_less_than = [&amp;](</text:span><text:span text:style-name="T22">double</text:span><text:span text:style-name="T16"> </text:span><text:span text:style-name="T14">sq</text:span><text:span text:style-name="T16">) {</text:span></text:p>
            <text:p text:style-name="Standard"><text:span text:style-name="T16"><text:tab/><text:tab/></text:span><text:span text:style-name="T22">auto</text:span><text:span text:style-name="T16"> cur = tree.begin();</text:span></text:p>
            <text:p text:style-name="Standard"><text:span text:style-name="T16"><text:tab/><text:tab/></text:span><text:span text:style-name="T22">auto</text:span><text:span text:style-name="T16"> end = tree.end();</text:span></text:p>
            <text:p text:style-name="P8"/>
            <text:p text:style-name="Standard"><text:span text:style-name="T16"><text:tab/><text:tab/></text:span><text:span text:style-name="T22">while</text:span><text:span text:style-name="T16">(cur </text:span><text:span text:style-name="T27">!=</text:span><text:span text:style-name="T16"> end) {</text:span></text:p>
            <text:p text:style-name="Standard"><text:span text:style-name="T16"><text:tab/><text:tab/><text:tab/>cout </text:span><text:span text:style-name="T27">&lt;&lt;</text:span><text:span text:style-name="T16"> </text:span><text:span text:style-name="T27">**</text:span><text:span text:style-name="T16">cur;</text:span></text:p>
            <text:p text:style-name="Standard"><text:span text:style-name="T16"><text:tab/><text:tab/><text:tab/></text:span><text:span text:style-name="T22">if</text:span><text:span text:style-name="T16"> (cur</text:span><text:span text:style-name="T27">-&gt;</text:span><text:span text:style-name="T16">Square() &lt; </text:span><text:span text:style-name="T14">sq</text:span><text:span text:style-name="T16">) {</text:span></text:p>
            <text:p text:style-name="Standard"><text:span text:style-name="T16"><text:tab/><text:tab/><text:tab/><text:tab/>cout </text:span><text:span text:style-name="T27">&lt;&lt;</text:span><text:span text:style-name="T16"> </text:span><text:span text:style-name="T21">" - deleted"</text:span><text:span text:style-name="T16"> </text:span><text:span text:style-name="T27">&lt;&lt;</text:span><text:span text:style-name="T16"> endl;</text:span></text:p>
            <text:p text:style-name="Standard"><text:span text:style-name="T16"><text:tab/><text:tab/><text:tab/><text:tab/></text:span><text:span text:style-name="T24">Figure</text:span><text:span text:style-name="T16"> &amp;temp = </text:span><text:span text:style-name="T27">**</text:span><text:span text:style-name="T16">cur;</text:span></text:p>
            <text:p text:style-name="Standard"><text:span text:style-name="T16"><text:tab/><text:tab/><text:tab/><text:tab/></text:span><text:span text:style-name="T27">++</text:span><text:span text:style-name="T16">cur;</text:span></text:p>
            <text:p text:style-name="P8"><text:tab/><text:tab/><text:tab/><text:tab/>tree.Remove(temp);</text:p>
            <text:p text:style-name="Standard"><text:span text:style-name="T16"><text:tab/><text:tab/><text:tab/><text:tab/></text:span><text:span text:style-name="T22">continue</text:span><text:span text:style-name="T16">;</text:span></text:p>
            <text:p text:style-name="P8"><text:tab/><text:tab/><text:tab/>}</text:p>
            <text:p text:style-name="Standard"><text:span text:style-name="T16"><text:tab/><text:tab/><text:tab/></text:span><text:span text:style-name="T27">++</text:span><text:span text:style-name="T16">cur;</text:span></text:p>
            <text:p text:style-name="Standard"><text:span text:style-name="T16"><text:tab/><text:tab/><text:tab/>cout </text:span><text:span text:style-name="T27">&lt;&lt;</text:span><text:span text:style-name="T16"> endl;</text:span></text:p>
            <text:p text:style-name="P8"><text:tab/><text:tab/>}</text:p>
            <text:p text:style-name="P8"><text:tab/>};</text:p>
            <text:p text:style-name="P8"/>
            <text:p text:style-name="Standard"><text:span text:style-name="T16"><text:tab/></text:span><text:span text:style-name="T22">const</text:span><text:span text:style-name="T16"> size_t actions_limit = 100;</text:span></text:p>
            <text:p text:style-name="P8"><text:tab/>size_t current = 0;</text:p>
            <text:p text:style-name="P5"><text:soft-page-break/><text:span text:style-name="T48"><text:tab/></text:span><text:span text:style-name="T25">Pipeline</text:span><text:span text:style-name="T48">&lt;</text:span><text:span text:style-name="T23">void</text:span><text:span text:style-name="T48">()&gt; pipeline(actions_limit);</text:span></text:p>
            <text:p text:style-name="P7">...</text:p>
          </table:table-cell>
        </table:table-row>
      </table:table>
      <text:p text:style-name="P10"/>
      <text:h text:style-name="P38" text:outline-level="2">Выводы</text:h>
      <text:p text:style-name="P24"><text:span text:style-name="T3">В ходе работы над данной лабораторной </text:span><text:span text:style-name="T4">были изучены основы работы с лямбда-выражениями. </text:span><text:span text:style-name="T5">Лямбда выражения – </text:span><text:span text:style-name="T6">это очень удобно. Они полезны, когда нам нужно создать функтор, и при этом либо не хочется описывать класс функциональных объектов, либо вообще не имеет смысла вручную создавать его т. к. будет использован всего один-два раза. При создании лямбда-выражения компилятор сделает это за нас. Создастся класс с перегруженным оператором скобочек и телом, описанным в теле лямбды. Так же весьма удобен так называемый «захват» переменных. Т.е. переменные из текущего контекста могут быть захвачены по ссылке или значению, и грубо говоря, помещены в этот автоматически создаваемый класс. В дальнейшем, мы сможем ими пользоваться в теле лямбды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/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0pt" fo:font-weight="bold"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1.2$Windows_X86_64 LibreOffice_project/5d19a1bfa650b796764388cd8b33a5af1f5baa1b</meta:generator>
    <dc:date>2018-12-26T18:47:48.578000000</dc:date>
    <meta:editing-duration>PT6H31M19S</meta:editing-duration>
    <meta:editing-cycles>70</meta:editing-cycles>
    <meta:document-statistic meta:table-count="3" meta:image-count="0" meta:object-count="0" meta:page-count="4" meta:paragraph-count="108" meta:word-count="515" meta:character-count="3786" meta:non-whitespace-character-count="3239"/>
  </office:meta>
</office:document-meta>
</file>